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E000003C25F111A4E42D9B5D0.png" manifest:media-type="image/png"/>
  <manifest:file-entry manifest:full-path="Pictures/10000201000002CE0000023E6044198E7B156D78.png" manifest:media-type="image/png"/>
  <manifest:file-entry manifest:full-path="Pictures/100002010000031600000138A1E7CC7DCC08E496.png" manifest:media-type="image/png"/>
  <manifest:file-entry manifest:full-path="Pictures/10000201000001E800000214F8FC6594C58FFEE5.png" manifest:media-type="image/png"/>
  <manifest:file-entry manifest:full-path="Pictures/1000020100000290000002AF8B10E4E641BA3A77.png" manifest:media-type="image/png"/>
  <manifest:file-entry manifest:full-path="Pictures/10000201000004A2000002638588F83EC2E4F09A.png" manifest:media-type="image/png"/>
  <manifest:file-entry manifest:full-path="Pictures/100002010000029A0000023A5F75798B3A1ABDD7.png" manifest:media-type="image/png"/>
  <manifest:file-entry manifest:full-path="Pictures/100002010000037C000001AE2A764CDDA0F731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32f6" officeooo:paragraph-rsid="001232f6"/>
    </style:style>
    <style:style style:name="P2" style:family="paragraph" style:parent-style-name="Standard">
      <style:text-properties officeooo:rsid="001232f6" officeooo:paragraph-rsid="0068476a"/>
    </style:style>
    <style:style style:name="P3"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4" style:family="paragraph" style:parent-style-name="Standard">
      <style:text-properties officeooo:rsid="004a4307" officeooo:paragraph-rsid="0056ded2"/>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656d0c" officeooo:paragraph-rsid="00656d0c" style:font-weight-asian="bold" style:font-weight-complex="bold"/>
    </style:style>
    <style:style style:name="P7" style:family="paragraph" style:parent-style-name="Standard">
      <style:text-properties fo:font-weight="bold" officeooo:rsid="0069c3bd" officeooo:paragraph-rsid="0069c3bd" style:font-weight-asian="bold" style:font-weight-complex="bold"/>
    </style:style>
    <style:style style:name="P8" style:family="paragraph" style:parent-style-name="Standard">
      <style:text-properties fo:font-weight="bold" officeooo:paragraph-rsid="0068476a" style:font-weight-asian="bold" style:font-weight-complex="bold"/>
    </style:style>
    <style:style style:name="P9" style:family="paragraph" style:parent-style-name="Standard">
      <style:text-properties officeooo:rsid="0066758b" officeooo:paragraph-rsid="0066758b"/>
    </style:style>
    <style:style style:name="P10" style:family="paragraph" style:parent-style-name="Standard">
      <style:text-properties officeooo:paragraph-rsid="0066758b"/>
    </style:style>
    <style:style style:name="P11" style:family="paragraph" style:parent-style-name="Standard">
      <style:text-properties officeooo:rsid="0068476a" officeooo:paragraph-rsid="0068476a"/>
    </style:style>
    <style:style style:name="P12" style:family="paragraph" style:parent-style-name="Standard">
      <style:text-properties officeooo:paragraph-rsid="0069c3bd"/>
    </style:style>
    <style:style style:name="P13" style:family="paragraph" style:parent-style-name="Standard">
      <style:text-properties officeooo:rsid="0069c3bd" officeooo:paragraph-rsid="0069c3bd"/>
    </style:style>
    <style:style style:name="P14" style:family="paragraph" style:parent-style-name="Standard">
      <style:text-properties fo:font-weight="normal" officeooo:rsid="00607a5b" officeooo:paragraph-rsid="005f7327" style:font-weight-asian="normal" style:font-weight-complex="normal"/>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8476a" officeooo:paragraph-rsid="0068476a" style:font-weight-asian="normal" style:font-weight-complex="normal"/>
    </style:style>
    <style:style style:name="P17" style:family="paragraph" style:parent-style-name="Standard">
      <style:text-properties fo:font-weight="normal" officeooo:rsid="0068476a" officeooo:paragraph-rsid="006ccdc5" style:font-weight-asian="normal" style:font-weight-complex="normal"/>
    </style:style>
    <style:style style:name="P18" style:family="paragraph" style:parent-style-name="Standard">
      <style:text-properties fo:font-weight="normal" officeooo:rsid="0068476a" officeooo:paragraph-rsid="006e8626" style:font-weight-asian="normal" style:font-weight-complex="normal"/>
    </style:style>
    <style:style style:name="P19" style:family="paragraph" style:parent-style-name="Standard">
      <style:text-properties fo:font-weight="normal" officeooo:rsid="0068dacc" officeooo:paragraph-rsid="0068dacc" style:font-weight-asian="normal" style:font-weight-complex="normal"/>
    </style:style>
    <style:style style:name="P20" style:family="paragraph" style:parent-style-name="Standard">
      <style:text-properties fo:font-weight="normal" officeooo:rsid="0069c3bd" officeooo:paragraph-rsid="0068476a" style:font-weight-asian="normal" style:font-weight-complex="normal"/>
    </style:style>
    <style:style style:name="P21" style:family="paragraph" style:parent-style-name="Standard">
      <style:text-properties fo:font-weight="normal" officeooo:rsid="0069c3bd" officeooo:paragraph-rsid="0069c3bd" style:font-weight-asian="normal" style:font-weight-complex="normal"/>
    </style:style>
    <style:style style:name="P22" style:family="paragraph" style:parent-style-name="Standard">
      <style:text-properties fo:font-weight="normal" officeooo:rsid="0069c3bd" officeooo:paragraph-rsid="0068eba9" style:font-weight-asian="normal" style:font-weight-complex="normal"/>
    </style:style>
    <style:style style:name="P23" style:family="paragraph" style:parent-style-name="Standard">
      <style:text-properties fo:font-weight="normal" officeooo:rsid="0068eba9" officeooo:paragraph-rsid="0069c3bd" style:font-weight-asian="normal" style:font-weight-complex="normal"/>
    </style:style>
    <style:style style:name="P24" style:family="paragraph" style:parent-style-name="Standard">
      <style:text-properties fo:font-weight="normal" officeooo:rsid="0068eba9" officeooo:paragraph-rsid="0068eba9" style:font-weight-asian="normal" style:font-weight-complex="normal"/>
    </style:style>
    <style:style style:name="P25" style:family="paragraph" style:parent-style-name="Standard">
      <style:text-properties fo:font-weight="normal" officeooo:rsid="0068eba9" officeooo:paragraph-rsid="007eb8fe" style:font-weight-asian="normal" style:font-weight-complex="normal"/>
    </style:style>
    <style:style style:name="P26" style:family="paragraph" style:parent-style-name="Standard">
      <style:text-properties fo:font-weight="normal" officeooo:rsid="0068eba9" officeooo:paragraph-rsid="00844a93" style:font-weight-asian="normal" style:font-weight-complex="normal"/>
    </style:style>
    <style:style style:name="P27" style:family="paragraph" style:parent-style-name="Standard">
      <style:text-properties fo:font-weight="normal" officeooo:rsid="0041a516" officeooo:paragraph-rsid="006ddc97" style:font-weight-asian="normal" style:font-weight-complex="normal"/>
    </style:style>
    <style:style style:name="P28" style:family="paragraph" style:parent-style-name="Standard">
      <style:text-properties fo:font-weight="normal" officeooo:rsid="006bcfa5" style:font-weight-asian="normal" style:font-weight-complex="normal"/>
    </style:style>
    <style:style style:name="P29" style:family="paragraph" style:parent-style-name="Standard">
      <style:text-properties officeooo:rsid="0072aba0" officeooo:paragraph-rsid="007cc5ce"/>
    </style:style>
    <style:style style:name="P30" style:family="paragraph" style:parent-style-name="Standard">
      <style:text-properties officeooo:paragraph-rsid="0068eba9"/>
    </style:style>
    <style:style style:name="P31" style:family="paragraph" style:parent-style-name="Standard">
      <style:text-properties officeooo:paragraph-rsid="007eb8fe"/>
    </style:style>
    <style:style style:name="P32" style:family="paragraph" style:parent-style-name="Standard">
      <style:text-properties style:text-underline-style="solid" style:text-underline-width="auto" style:text-underline-color="font-color" officeooo:rsid="001232f6" officeooo:paragraph-rsid="00140eea"/>
    </style:style>
    <style:style style:name="P33"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34" style:family="paragraph" style:parent-style-name="Standard">
      <style:paragraph-properties style:writing-mode="lr-tb"/>
      <style:text-properties officeooo:rsid="004a4307" officeooo:paragraph-rsid="0056ded2"/>
    </style:style>
    <style:style style:name="P35" style:family="paragraph" style:parent-style-name="Standard">
      <style:paragraph-properties style:writing-mode="lr-tb"/>
      <style:text-properties fo:font-weight="normal" officeooo:rsid="0068476a" officeooo:paragraph-rsid="006ccdc5" style:font-weight-asian="normal" style:font-weight-complex="normal"/>
    </style:style>
    <style:style style:name="P36" style:family="paragraph" style:parent-style-name="Standard">
      <style:paragraph-properties style:writing-mode="lr-tb"/>
      <style:text-properties fo:font-weight="normal" officeooo:rsid="0068476a" officeooo:paragraph-rsid="006ddc97" style:font-weight-asian="normal" style:font-weight-complex="normal"/>
    </style:style>
    <style:style style:name="P37" style:family="paragraph" style:parent-style-name="Standard">
      <style:paragraph-properties style:writing-mode="lr-tb"/>
      <style:text-properties fo:font-weight="normal" officeooo:rsid="0041a516" officeooo:paragraph-rsid="006e8626" style:font-weight-asian="normal" style:font-weight-complex="normal"/>
    </style:style>
    <style:style style:name="P38" style:family="paragraph" style:parent-style-name="Table_20_Contents">
      <style:text-properties officeooo:rsid="0068dacc" officeooo:paragraph-rsid="0068dacc"/>
    </style:style>
    <style:style style:name="P39"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40" style:family="paragraph" style:parent-style-name="Table_20_Contents">
      <style:text-properties officeooo:paragraph-rsid="0065ebd0"/>
    </style:style>
    <style:style style:name="P41" style:family="paragraph" style:parent-style-name="Table_20_Contents">
      <style:text-properties officeooo:rsid="00774795" officeooo:paragraph-rsid="007ae9da"/>
    </style:style>
    <style:style style:name="P42" style:family="paragraph" style:parent-style-name="Table_20_Contents">
      <style:text-properties officeooo:rsid="00774795" officeooo:paragraph-rsid="009a658f"/>
    </style:style>
    <style:style style:name="P43" style:family="paragraph" style:parent-style-name="Table_20_Contents">
      <style:text-properties officeooo:paragraph-rsid="007ae9da"/>
    </style:style>
    <style:style style:name="P44" style:family="paragraph" style:parent-style-name="Table_20_Contents">
      <style:text-properties fo:font-weight="bold" officeooo:rsid="007eb8fe" officeooo:paragraph-rsid="009a658f" style:font-weight-asian="bold" style:font-weight-complex="bold"/>
    </style:style>
    <style:style style:name="P45" style:family="paragraph" style:parent-style-name="Table_20_Contents">
      <style:text-properties fo:font-weight="bold" officeooo:rsid="008b5d9e" officeooo:paragraph-rsid="009a658f" style:font-weight-asian="bold" style:font-weight-complex="bold"/>
    </style:style>
    <style:style style:name="P46" style:family="paragraph" style:parent-style-name="Table_20_Contents">
      <style:text-properties officeooo:rsid="007aeae3" officeooo:paragraph-rsid="00809827"/>
    </style:style>
    <style:style style:name="P47" style:family="paragraph" style:parent-style-name="Table_20_Contents">
      <style:text-properties officeooo:rsid="007aeae3" officeooo:paragraph-rsid="007aeae3"/>
    </style:style>
    <style:style style:name="P48" style:family="paragraph" style:parent-style-name="Table_20_Contents">
      <style:text-properties fo:font-weight="normal" officeooo:rsid="006bcfa5" officeooo:paragraph-rsid="00774795" style:font-weight-asian="normal" style:font-weight-complex="normal"/>
    </style:style>
    <style:style style:name="P49" style:family="paragraph" style:parent-style-name="Table_20_Contents">
      <style:text-properties officeooo:paragraph-rsid="00844a93"/>
    </style:style>
    <style:style style:name="P50" style:family="paragraph" style:parent-style-name="Table_20_Contents">
      <style:text-properties officeooo:paragraph-rsid="006eeb03"/>
    </style:style>
    <style:style style:name="P51" style:family="paragraph" style:parent-style-name="Table_20_Contents">
      <style:paragraph-properties fo:text-align="center" style:justify-single-word="false"/>
      <style:text-properties officeooo:paragraph-rsid="006eeb03"/>
    </style:style>
    <style:style style:name="P52" style:family="paragraph" style:parent-style-name="Table_20_Contents">
      <style:text-properties officeooo:rsid="008b6b0e" officeooo:paragraph-rsid="009a658f"/>
    </style:style>
    <style:style style:name="P53" style:family="paragraph" style:parent-style-name="Table_20_Contents">
      <style:text-properties officeooo:rsid="008fce12" officeooo:paragraph-rsid="008fce12"/>
    </style:style>
    <style:style style:name="P54" style:family="paragraph" style:parent-style-name="Table_20_Contents">
      <style:paragraph-properties fo:text-align="center" style:justify-single-word="false"/>
      <style:text-properties officeooo:rsid="009164e7" officeooo:paragraph-rsid="009164e7"/>
    </style:style>
    <style:style style:name="P55" style:family="paragraph" style:parent-style-name="Table_20_Contents">
      <style:text-properties officeooo:rsid="009d7341" officeooo:paragraph-rsid="009d7341"/>
    </style:style>
    <style:style style:name="P56"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57" style:family="paragraph" style:parent-style-name="Standard">
      <style:paragraph-properties fo:margin-left="0cm" fo:margin-right="0cm" fo:text-indent="0cm" style:auto-text-indent="false" style:writing-mode="lr-tb"/>
      <style:text-properties fo:font-weight="normal" officeooo:rsid="006bcfa5" officeooo:paragraph-rsid="009a658f" style:font-weight-asian="normal" style:font-weight-complex="normal"/>
    </style:style>
    <style:style style:name="P58"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59" style:family="paragraph" style:parent-style-name="Standard">
      <style:paragraph-properties fo:margin-left="0cm" fo:margin-right="0cm" fo:text-indent="0cm" style:auto-text-indent="false" style:writing-mode="lr-tb"/>
      <style:text-properties officeooo:paragraph-rsid="007eb8fe"/>
    </style:style>
    <style:style style:name="P60" style:family="paragraph" style:parent-style-name="Standard">
      <style:paragraph-properties fo:margin-left="0cm" fo:margin-right="0cm" fo:text-indent="0cm" style:auto-text-indent="false" style:writing-mode="lr-tb"/>
      <style:text-properties officeooo:paragraph-rsid="007efdb8"/>
    </style:style>
    <style:style style:name="P61" style:family="paragraph" style:parent-style-name="Standard">
      <style:paragraph-properties fo:margin-left="0cm" fo:margin-right="0cm" fo:text-align="start" style:justify-single-word="false" fo:text-indent="0cm" style:auto-text-indent="false"/>
    </style:style>
    <style:style style:name="P62" style:family="paragraph" style:parent-style-name="Preformatted_20_Text">
      <style:paragraph-properties fo:margin-left="1.251cm" fo:margin-right="0cm" fo:text-indent="0cm" style:auto-text-indent="false"/>
    </style:style>
    <style:style style:name="P63" style:family="paragraph" style:parent-style-name="Standard">
      <style:paragraph-properties fo:margin-left="1.251cm" fo:margin-right="0cm" fo:text-indent="0cm" style:auto-text-indent="false"/>
    </style:style>
    <style:style style:name="P64"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65"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66"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67"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68"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9a658f" style:font-weight-asian="normal" style:font-weight-complex="normal"/>
    </style:style>
    <style:style style:name="P69"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70"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9a658f" style:font-weight-asian="normal" style:font-weight-complex="normal"/>
    </style:style>
    <style:style style:name="P71"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72"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73" style:family="paragraph" style:parent-style-name="Diagrama">
      <style:paragraph-properties fo:text-align="center" style:justify-single-word="false"/>
    </style:style>
    <style:style style:name="P74" style:family="paragraph" style:parent-style-name="Diagrama">
      <style:text-properties officeooo:paragraph-rsid="00a5ec85"/>
    </style:style>
    <style:style style:name="P75" style:family="paragraph" style:parent-style-name="Preformatted_20_Text">
      <style:text-properties officeooo:paragraph-rsid="00844a93"/>
    </style:style>
    <style:style style:name="P76" style:family="paragraph" style:parent-style-name="Preformatted_20_Text">
      <style:text-properties fo:font-weight="normal" officeooo:rsid="006bcfa5" officeooo:paragraph-rsid="00844a93" style:font-weight-asian="normal" style:font-weight-complex="normal"/>
    </style:style>
    <style:style style:name="P77" style:family="paragraph" style:parent-style-name="Table_20_Contents">
      <style:paragraph-properties fo:text-align="start" style:justify-single-word="false" style:writing-mode="rl-tb"/>
      <style:text-properties officeooo:rsid="008b6b0e" officeooo:paragraph-rsid="009a658f"/>
    </style:style>
    <style:style style:name="P78" style:family="paragraph" style:parent-style-name="Standard" style:list-style-name="L1">
      <style:text-properties officeooo:rsid="004a4307" officeooo:paragraph-rsid="0056ded2"/>
    </style:style>
    <style:style style:name="P79" style:family="paragraph" style:parent-style-name="Standard" style:list-style-name="L1">
      <style:text-properties officeooo:rsid="004a4307" officeooo:paragraph-rsid="008fce12"/>
    </style:style>
    <style:style style:name="P80" style:family="paragraph" style:parent-style-name="Standard" style:list-style-name="L5">
      <style:text-properties officeooo:rsid="0066758b" officeooo:paragraph-rsid="0068476a"/>
    </style:style>
    <style:style style:name="P81" style:family="paragraph" style:parent-style-name="Standard" style:list-style-name="L9">
      <style:text-properties officeooo:rsid="0066758b" officeooo:paragraph-rsid="0066758b"/>
    </style:style>
    <style:style style:name="P82" style:family="paragraph" style:parent-style-name="Standard" style:list-style-name="L5">
      <style:text-properties officeooo:rsid="0068476a" officeooo:paragraph-rsid="0068476a"/>
    </style:style>
    <style:style style:name="P83" style:family="paragraph" style:parent-style-name="Standard" style:list-style-name="L10">
      <style:text-properties officeooo:rsid="0068476a" officeooo:paragraph-rsid="0068476a"/>
    </style:style>
    <style:style style:name="P84" style:family="paragraph" style:parent-style-name="Standard" style:list-style-name="L5">
      <style:text-properties style:font-name="Liberation Serif" officeooo:rsid="0068476a" officeooo:paragraph-rsid="0068476a"/>
    </style:style>
    <style:style style:name="P85" style:family="paragraph" style:parent-style-name="Standard" style:list-style-name="L7">
      <style:text-properties officeooo:paragraph-rsid="0068476a"/>
    </style:style>
    <style:style style:name="P86" style:family="paragraph" style:parent-style-name="Standard" style:list-style-name="L7">
      <style:text-properties officeooo:rsid="0068dacc" officeooo:paragraph-rsid="0082d4af"/>
    </style:style>
    <style:style style:name="P87" style:family="paragraph" style:parent-style-name="Standard" style:list-style-name="L10">
      <style:text-properties officeooo:rsid="0068dacc" officeooo:paragraph-rsid="0068dacc"/>
    </style:style>
    <style:style style:name="P88" style:family="paragraph" style:parent-style-name="Standard" style:list-style-name="L8">
      <style:text-properties officeooo:paragraph-rsid="0068476a"/>
    </style:style>
    <style:style style:name="P89" style:family="paragraph" style:parent-style-name="Standard" style:list-style-name="L8">
      <style:text-properties officeooo:paragraph-rsid="0068eba9"/>
    </style:style>
    <style:style style:name="P90" style:family="paragraph" style:parent-style-name="Standard" style:list-style-name="L10">
      <style:text-properties officeooo:rsid="0069c3bd" officeooo:paragraph-rsid="0069c3bd"/>
    </style:style>
    <style:style style:name="P91" style:family="paragraph" style:parent-style-name="Standard" style:list-style-name="L10">
      <style:text-properties fo:font-style="italic" officeooo:rsid="0069c3bd" officeooo:paragraph-rsid="0069c3bd" style:font-style-asian="italic" style:font-style-complex="italic"/>
    </style:style>
    <style:style style:name="P92" style:family="paragraph" style:parent-style-name="Standard" style:list-style-name="L11">
      <style:text-properties officeooo:rsid="007b97a6" officeooo:paragraph-rsid="007b97a6"/>
    </style:style>
    <style:style style:name="P93" style:family="paragraph" style:parent-style-name="Standard" style:list-style-name="L11">
      <style:text-properties officeooo:rsid="007cc5ce" officeooo:paragraph-rsid="007cc5ce"/>
    </style:style>
    <style:style style:name="P94" style:family="paragraph" style:parent-style-name="Standard" style:list-style-name="L4">
      <style:paragraph-properties fo:margin-left="1.251cm" fo:margin-right="0cm" fo:text-indent="-0.635cm" style:auto-text-indent="false" style:writing-mode="lr-tb"/>
      <style:text-properties fo:font-weight="bold" officeooo:rsid="006bcfa5" officeooo:paragraph-rsid="009a658f" style:font-weight-asian="bold" style:font-weight-complex="bold"/>
    </style:style>
    <style:style style:name="P95" style:family="paragraph" style:parent-style-name="Standard" style:list-style-name="L4">
      <style:paragraph-properties fo:margin-left="0cm" fo:margin-right="0cm" fo:text-indent="0cm" style:auto-text-indent="false" style:writing-mode="lr-tb"/>
      <style:text-properties fo:font-weight="bold" officeooo:rsid="006bcfa5" officeooo:paragraph-rsid="009a658f" style:font-weight-asian="bold" style:font-weight-complex="bold"/>
    </style:style>
    <style:style style:name="P96" style:family="paragraph" style:parent-style-name="Standard" style:list-style-name="L4"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97" style:family="paragraph" style:parent-style-name="Standard" style:list-style-name="L2"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98" style:family="paragraph" style:parent-style-name="Standard" style:list-style-name="L2"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99" style:family="paragraph" style:parent-style-name="Standard" style:list-style-name="L10">
      <style:paragraph-properties style:writing-mode="lr-tb"/>
      <style:text-properties officeooo:rsid="0069c3bd" officeooo:paragraph-rsid="00755f7a"/>
    </style:style>
    <style:style style:name="P100" style:family="paragraph" style:parent-style-name="Table_20_Contents" style:list-style-name="L2">
      <style:text-properties officeooo:paragraph-rsid="008980b7"/>
    </style:style>
    <style:style style:name="P101" style:family="paragraph" style:parent-style-name="Table_20_Contents" style:list-style-name="L2">
      <style:text-properties officeooo:rsid="0065ebd0" officeooo:paragraph-rsid="0065ebd0"/>
    </style:style>
    <style:style style:name="P102" style:family="paragraph" style:parent-style-name="Table_20_Contents" style:list-style-name="L3">
      <style:text-properties officeooo:rsid="0065ebd0" officeooo:paragraph-rsid="009a658f"/>
    </style:style>
    <style:style style:name="P103" style:family="paragraph" style:parent-style-name="Table_20_Contents" style:list-style-name="L2">
      <style:text-properties officeooo:rsid="004811fb" officeooo:paragraph-rsid="008980b7"/>
    </style:style>
    <style:style style:name="P104" style:family="paragraph" style:parent-style-name="Table_20_Contents" style:list-style-name="L3">
      <style:text-properties officeooo:paragraph-rsid="009a658f"/>
    </style:style>
    <style:style style:name="P105" style:family="paragraph" style:parent-style-name="Table_20_Contents" style:list-style-name="L4">
      <style:text-properties fo:font-weight="bold" officeooo:rsid="007eb8fe" officeooo:paragraph-rsid="009a658f" style:font-weight-asian="bold" style:font-weight-complex="bold"/>
    </style:style>
    <style:style style:name="P106" style:family="paragraph" style:parent-style-name="Table_20_Contents" style:list-style-name="L5">
      <style:text-properties officeooo:paragraph-rsid="0065ebd0"/>
    </style:style>
    <style:style style:name="P107" style:family="paragraph" style:parent-style-name="Table_20_Contents" style:list-style-name="L5">
      <style:text-properties fo:font-style="normal" officeooo:rsid="0065ebd0" officeooo:paragraph-rsid="0065ebd0" style:font-style-asian="normal" style:font-style-complex="normal"/>
    </style:style>
    <style:style style:name="P108" style:family="paragraph" style:parent-style-name="Table_20_Contents" style:list-style-name="L6">
      <style:text-properties fo:color="#000000" officeooo:rsid="00a483e6" officeooo:paragraph-rsid="00a483e6" fo:background-color="transparent"/>
    </style:style>
    <style:style style:name="P109" style:family="paragraph" style:parent-style-name="Table_20_Contents" style:list-style-name="L6">
      <style:text-properties fo:color="#000000" officeooo:rsid="009164e7" officeooo:paragraph-rsid="00a3d101" fo:background-color="transparent"/>
    </style:style>
    <style:style style:name="P110" style:family="paragraph" style:parent-style-name="Table_20_Contents" style:list-style-name="L6">
      <style:text-properties fo:color="#000000" officeooo:rsid="009ce44a" officeooo:paragraph-rsid="00a3d101" fo:background-color="transparent"/>
    </style:style>
    <style:style style:name="P111" style:family="paragraph" style:parent-style-name="Table_20_Contents" style:list-style-name="L6">
      <style:text-properties fo:color="#000000" officeooo:rsid="00a3d101" officeooo:paragraph-rsid="00a3d101" fo:background-color="transparent"/>
    </style:style>
    <style:style style:name="P112" style:family="paragraph" style:parent-style-name="Table_20_Contents" style:list-style-name="L6">
      <style:text-properties officeooo:rsid="009d7341" officeooo:paragraph-rsid="00a3d101"/>
    </style:style>
    <style:style style:name="P113" style:family="paragraph" style:parent-style-name="Table_20_Contents" style:list-style-name="L6">
      <style:text-properties officeooo:rsid="00a483e6" officeooo:paragraph-rsid="00a483e6"/>
    </style:style>
    <style:style style:name="P114" style:family="paragraph" style:parent-style-name="Table_20_Contents">
      <style:text-properties officeooo:rsid="0096fe65" officeooo:paragraph-rsid="00a5ec85"/>
    </style:style>
    <style:style style:name="P115" style:family="paragraph" style:parent-style-name="Table_20_Contents">
      <style:text-properties officeooo:rsid="008fce12" officeooo:paragraph-rsid="008fce12"/>
    </style:style>
    <style:style style:name="P116" style:family="paragraph" style:parent-style-name="Table_20_Contents" style:list-style-name="L4"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9a658f" style:font-weight-asian="bold" style:font-weight-complex="bold"/>
    </style:style>
    <style:style style:name="P117" style:family="paragraph" style:parent-style-name="Table_20_Contents" style:list-style-name="L6">
      <style:paragraph-properties style:writing-mode="lr-tb"/>
      <style:text-properties fo:color="#000000" officeooo:rsid="009164e7" officeooo:paragraph-rsid="00a3d101" fo:background-color="transparent"/>
    </style:style>
    <style:style style:name="P118" style:family="paragraph" style:parent-style-name="Table_20_Contents" style:list-style-name="L6">
      <style:paragraph-properties style:writing-mode="lr-tb"/>
      <style:text-properties fo:color="#000000" officeooo:rsid="00a3d101" officeooo:paragraph-rsid="00a3d101" fo:background-color="transparent"/>
    </style:style>
    <style:style style:name="P119"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fo:font-weight="bold" officeooo:rsid="007efdb8" officeooo:paragraph-rsid="007efdb8" style:font-weight-asian="bold" style:font-weight-complex="bold"/>
    </style:style>
    <style:style style:name="P120" style:family="paragraph" style:parent-style-name="Table_20_Contents" style:list-style-name="L2">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21" style:family="paragraph" style:parent-style-name="Table_20_Contents" style:list-style-name="L2"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22" style:family="paragraph" style:parent-style-name="Preformatted_20_Text" style:list-style-name="L4"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23" style:family="paragraph" style:parent-style-name="Heading_20_2">
      <style:text-properties fo:font-weight="normal" officeooo:rsid="006bcfa5" officeooo:paragraph-rsid="009a658f" style:font-weight-asian="normal" style:font-weight-complex="normal"/>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style="italic" fo:font-weight="bold" officeooo:rsid="00580be4" style:font-style-asian="italic" style:font-weight-asian="bold" style:font-style-complex="italic" style:font-weight-complex="bold"/>
    </style:style>
    <style:style style:name="T13" style:family="text">
      <style:text-properties fo:font-style="italic" officeooo:rsid="0065ebd0" style:font-style-asian="italic" style:font-style-complex="italic"/>
    </style:style>
    <style:style style:name="T14" style:family="text">
      <style:text-properties officeooo:rsid="00607a5b"/>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fo:font-weight="normal" officeooo:rsid="0068476a" style:font-weight-asian="normal" style:font-weight-complex="normal"/>
    </style:style>
    <style:style style:name="T17" style:family="text">
      <style:text-properties style:text-underline-style="solid" style:text-underline-width="auto" style:text-underline-color="font-color" fo:font-weight="normal" officeooo:rsid="006bcfa5" style:font-weight-asian="normal" style:font-weight-complex="normal"/>
    </style:style>
    <style:style style:name="T18" style:family="text">
      <style:text-properties style:text-underline-style="solid" style:text-underline-width="auto" style:text-underline-color="font-color" fo:font-weight="normal" officeooo:rsid="007ae9da" style:font-weight-asian="normal" style:font-weight-complex="normal"/>
    </style:style>
    <style:style style:name="T19" style:family="text">
      <style:text-properties style:text-underline-style="solid" style:text-underline-width="auto" style:text-underline-color="font-color" fo:font-weight="bold" officeooo:rsid="0069c3bd" style:font-weight-asian="bold" style:font-weight-complex="bold"/>
    </style:style>
    <style:style style:name="T20" style:family="text">
      <style:text-properties style:text-underline-style="solid" style:text-underline-width="auto" style:text-underline-color="font-color" fo:font-weight="bold" officeooo:rsid="0066758b" style:font-weight-asian="bold" style:font-weight-complex="bold"/>
    </style:style>
    <style:style style:name="T21" style:family="text">
      <style:text-properties style:text-underline-style="solid" style:text-underline-width="auto" style:text-underline-color="font-color" fo:font-weight="bold" officeooo:rsid="007eb8fe" style:font-weight-asian="bold" style:font-weight-complex="bold"/>
    </style:style>
    <style:style style:name="T22" style:family="text">
      <style:text-properties style:text-underline-style="solid" style:text-underline-width="auto" style:text-underline-color="font-color" officeooo:rsid="0069c3bd"/>
    </style:style>
    <style:style style:name="T23" style:family="text">
      <style:text-properties style:text-underline-style="solid" style:text-underline-width="auto" style:text-underline-color="font-color" officeooo:rsid="0066758b"/>
    </style:style>
    <style:style style:name="T24" style:family="text">
      <style:text-properties style:text-underline-style="solid" style:text-underline-width="auto" style:text-underline-color="font-color" officeooo:rsid="007eb8fe"/>
    </style:style>
    <style:style style:name="T25" style:family="text">
      <style:text-properties officeooo:rsid="004811fb"/>
    </style:style>
    <style:style style:name="T26" style:family="text">
      <style:text-properties officeooo:rsid="0065ebd0"/>
    </style:style>
    <style:style style:name="T27" style:family="text">
      <style:text-properties officeooo:rsid="0066758b"/>
    </style:style>
    <style:style style:name="T28" style:family="text">
      <style:text-properties fo:font-weight="normal" style:font-weight-asian="normal" style:font-weight-complex="normal"/>
    </style:style>
    <style:style style:name="T29" style:family="text">
      <style:text-properties fo:font-weight="normal" officeooo:rsid="0041a516" style:font-weight-asian="normal" style:font-weight-complex="normal"/>
    </style:style>
    <style:style style:name="T30" style:family="text">
      <style:text-properties fo:font-weight="normal" officeooo:rsid="0068476a" style:font-weight-asian="normal" style:font-weight-complex="normal"/>
    </style:style>
    <style:style style:name="T31" style:family="text">
      <style:text-properties fo:font-weight="normal" officeooo:rsid="00607a5b" style:font-weight-asian="normal" style:font-weight-complex="normal"/>
    </style:style>
    <style:style style:name="T32" style:family="text">
      <style:text-properties fo:font-weight="normal" officeooo:rsid="0068eba9" style:font-weight-asian="normal" style:font-weight-complex="normal"/>
    </style:style>
    <style:style style:name="T33" style:family="text">
      <style:text-properties fo:font-weight="normal" officeooo:rsid="0069c3bd" style:font-weight-asian="normal" style:font-weight-complex="normal"/>
    </style:style>
    <style:style style:name="T34" style:family="text">
      <style:text-properties fo:font-weight="normal" officeooo:rsid="006bcfa5" style:font-weight-asian="normal" style:font-weight-complex="normal"/>
    </style:style>
    <style:style style:name="T35" style:family="text">
      <style:text-properties fo:font-weight="normal" officeooo:rsid="006eeb03" style:font-weight-asian="normal" style:font-weight-complex="normal"/>
    </style:style>
    <style:style style:name="T36" style:family="text">
      <style:text-properties fo:font-weight="normal" officeooo:rsid="00774795" style:font-weight-asian="normal" style:font-weight-complex="normal"/>
    </style:style>
    <style:style style:name="T37" style:family="text">
      <style:text-properties fo:font-weight="normal" officeooo:rsid="007aeae3" style:font-weight-asian="normal" style:font-weight-complex="normal"/>
    </style:style>
    <style:style style:name="T38" style:family="text">
      <style:text-properties fo:font-weight="normal" officeooo:rsid="007eb8fe" style:font-weight-asian="normal" style:font-weight-complex="normal"/>
    </style:style>
    <style:style style:name="T39" style:family="text">
      <style:text-properties fo:font-weight="normal" officeooo:rsid="007ae9da" style:font-weight-asian="normal" style:font-weight-complex="normal"/>
    </style:style>
    <style:style style:name="T40" style:family="text">
      <style:text-properties fo:font-weight="normal" officeooo:rsid="007efdb8" style:font-weight-asian="normal" style:font-weight-complex="normal"/>
    </style:style>
    <style:style style:name="T41" style:family="text">
      <style:text-properties fo:font-weight="normal" officeooo:rsid="0082d4af" style:font-weight-asian="normal" style:font-weight-complex="normal"/>
    </style:style>
    <style:style style:name="T42" style:family="text">
      <style:text-properties fo:font-weight="normal" officeooo:rsid="00844a93" style:font-weight-asian="normal" style:font-weight-complex="normal"/>
    </style:style>
    <style:style style:name="T43" style:family="text">
      <style:text-properties style:font-name="Liberation Serif1"/>
    </style:style>
    <style:style style:name="T44" style:family="text">
      <style:text-properties style:font-name="Liberation Serif"/>
    </style:style>
    <style:style style:name="T45" style:family="text">
      <style:text-properties officeooo:rsid="007ae9da"/>
    </style:style>
    <style:style style:name="T46" style:family="text">
      <style:text-properties officeooo:rsid="007b97a6"/>
    </style:style>
    <style:style style:name="T47" style:family="text">
      <style:text-properties officeooo:rsid="007eb8fe"/>
    </style:style>
    <style:style style:name="T48" style:family="text">
      <style:text-properties style:text-underline-style="none" fo:font-weight="normal" officeooo:rsid="006eeb03" style:font-weight-asian="normal" style:font-weight-complex="normal"/>
    </style:style>
    <style:style style:name="T49" style:family="text">
      <style:text-properties style:text-underline-style="none" fo:font-weight="normal" officeooo:rsid="007eb8fe" style:font-weight-asian="normal" style:font-weight-complex="normal"/>
    </style:style>
    <style:style style:name="T50" style:family="text">
      <style:text-properties style:text-underline-style="none" fo:font-weight="normal" officeooo:rsid="007ae9da" style:font-weight-asian="normal" style:font-weight-complex="normal"/>
    </style:style>
    <style:style style:name="T51" style:family="text">
      <style:text-properties style:text-underline-style="none" officeooo:rsid="006eeb03"/>
    </style:style>
    <style:style style:name="T52" style:family="text">
      <style:text-properties style:text-underline-style="none" officeooo:rsid="007eb8fe"/>
    </style:style>
    <style:style style:name="T53" style:family="text">
      <style:text-properties officeooo:rsid="007aeae3"/>
    </style:style>
    <style:style style:name="T54" style:family="text">
      <style:text-properties officeooo:rsid="007efdb8"/>
    </style:style>
    <style:style style:name="T55" style:family="text">
      <style:text-properties officeooo:rsid="00809827"/>
    </style:style>
    <style:style style:name="T56" style:family="text">
      <style:text-properties officeooo:rsid="00840016"/>
    </style:style>
    <style:style style:name="T57" style:family="text">
      <style:text-properties officeooo:rsid="00844a93"/>
    </style:style>
    <style:style style:name="T58"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59"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60" style:family="text">
      <style:text-properties officeooo:rsid="0087230b"/>
    </style:style>
    <style:style style:name="T61" style:family="text">
      <style:text-properties officeooo:rsid="00941dfc"/>
    </style:style>
    <style:style style:name="T62" style:family="text">
      <style:text-properties text:display="none"/>
    </style:style>
    <style:style style:name="T63" style:family="text">
      <style:text-properties fo:color="#000000" fo:background-color="transparent" loext:char-shading-value="0"/>
    </style:style>
    <style:style style:name="T64" style:family="text">
      <style:text-properties fo:color="#000000" officeooo:rsid="00931a75" fo:background-color="transparent" loext:char-shading-value="0"/>
    </style:style>
    <style:style style:name="T65" style:family="text">
      <style:text-properties fo:color="#000000" officeooo:rsid="00a38ab2" fo:background-color="transparent" loext:char-shading-value="0"/>
    </style:style>
    <style:style style:name="T66" style:family="text">
      <style:text-properties fo:color="#000000" officeooo:rsid="00a3d101" fo:background-color="transparent" loext:char-shading-value="0"/>
    </style:style>
    <style:style style:name="T67" style:family="text">
      <style:text-properties fo:color="#000000" officeooo:rsid="00a5ec85" fo:background-color="transparent" loext:char-shading-value="0"/>
    </style:style>
    <style:style style:name="T68" style:family="text">
      <style:text-properties officeooo:rsid="00a0ed68"/>
    </style:style>
    <style:style style:name="T69" style:family="text">
      <style:text-properties officeooo:rsid="00a3d101"/>
    </style:style>
    <style:style style:name="T70" style:family="text">
      <style:text-properties officeooo:rsid="00a483e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Title">Funcionalidad: “Automatizar la actualización de productos de la tienda online”</text:p>
      <text:p text:style-name="Standard">  </text:p>
      <text:h text:style-name="Heading_20_1" text:outline-level="1">1. PROCEDIMIENTO</text:h>
      <text:p text:style-name="P3"/>
      <text:p text:style-name="P34">Todos los días a l<text:span text:style-name="T5">a</text:span>s <text:span text:style-name="T6">12:00pm el crontab </text:span><text:span text:style-name="T12">ejecuta</text:span><text:span text:style-name="T7"> </text:span><text:span text:style-name="T6">un script</text:span> a nivel de la app <text:span text:style-name="T56">el cual realiza las siguientes cuatro operaciones (Diagrama 1)</text:span>:</text:p>
      <text:p text:style-name="P4"/>
      <text:list xml:id="list2168734243" text:style-name="L1">
        <text:list-item>
          <text:p text:style-name="P78">Se <text:span text:style-name="T6">conecta a 2 servidores ftp</text:span> para <text:span text:style-name="T6">transferir desde allí 2 archivos</text:span> que contienen la lista actualizada de productos.</text:p>
        </text:list-item>
        <text:list-item>
          <text:p text:style-name="P78">A partir de los archivos descargados <text:span text:style-name="T6">el script actualiza los productos de la tienda</text:span>.</text:p>
        </text:list-item>
        <text:list-item>
          <text:p text:style-name="P78"><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32"/>
      <text:p text:style-name="P33"><draw:frame draw:style-name="fr1" draw:name="Frame1" text:anchor-type="as-char" svg:width="17cm" draw:z-index="0"><draw:text-box fo:min-height="6.713cm"><text:p text:style-name="P73"><draw:frame draw:style-name="fr6" draw:name="Image1" text:anchor-type="paragraph" svg:width="17cm" style:rel-width="100%" svg:height="6.713cm" style:rel-height="scale" draw:z-index="1"><draw:image xlink:href="Pictures/100002010000031600000138A1E7CC7DCC08E496.png" xlink:type="simple" xlink:show="embed" xlink:actuate="onLoad" loext:mime-type="image/png"/></draw:frame>Diagrama <text:sequence text:ref-name="refDiagrama0" text:name="Diagrama" text:formula="ooow:Diagrama+1" style:num-format="1">1</text:sequence>: Procedimiento</text:p></draw:text-box></draw:frame></text:p>
      <text:p text:style-name="P32"/>
      <text:p text:style-name="P1"/>
      <text:h text:style-name="Heading_20_1" text:outline-level="1">2. RESTRICCIONES Y RENDIMIENTO</text:h>
      <text:p text:style-name="P6"/>
      <text:h text:style-name="Heading_20_2" text:outline-level="2">2.1. Ejecución del script</text:h>
      <text:list xml:id="list4018900676" text:style-name="L2">
        <text:list-item>
          <text:p text:style-name="P101">El Script se debe ejecutar todos los días a las 12:00 pm</text:p>
        </text:list-item>
        <text:list-item>
          <text:p text:style-name="P101">CONTROL DE FALLOS:</text:p>
          <text:list>
            <text:list-item>
              <text:p text:style-name="P103">El cron tendrá una tarea que se ejecute 5 minutos después de la hora en la que debió correr el script anterior y realice las siguientes operaciones (Diagrama 2):</text:p>
              <text:list>
                <text:list-item>
                  <text:p text:style-name="P100"><text:span text:style-name="T60">lea el registro de la aplicación, y verifique si dicho script se ejecutó satisfactoriamente (&lt;timestamp&gt;:OK). De ser así, guarda registro de éxito. Si no se </text:span><text:soft-page-break/><text:span text:style-name="T60">ejecutó reintenta la ejecución. Si la ejecución vuelve a fallar, registra el error en el sistema.</text:span></text:p>
                </text:list-item>
              </text:list>
            </text:list-item>
          </text:list>
        </text:list-item>
      </text:list>
      <text:p text:style-name="P50"/>
      <text:p text:style-name="P51"><draw:frame draw:style-name="fr1" draw:name="Frame2" text:anchor-type="as-char" svg:width="15.997cm" draw:z-index="2"><draw:text-box fo:min-height="12.79cm"><text:p text:style-name="P73"><draw:frame draw:style-name="fr6" draw:name="Image2" text:anchor-type="paragraph" svg:width="15.997cm" style:rel-width="100%" svg:height="12.79cm" style:rel-height="scale" draw:z-index="3"><draw:image xlink:href="Pictures/10000201000002CE0000023E6044198E7B156D78.png" xlink:type="simple" xlink:show="embed" xlink:actuate="onLoad" loext:mime-type="image/png"/></draw:frame><text:line-break/>Diagrama <text:sequence text:ref-name="refDiagrama1" text:name="Diagrama" text:formula="ooow:Diagrama+1" style:num-format="1">2</text:sequence>: Procedimiento para validación de envío de correo</text:p></draw:text-box></draw:frame></text:p>
      <text:p text:style-name="P50"/>
      <text:p text:style-name="P50"/>
      <text:p text:style-name="P50"/>
      <text:p text:style-name="P43"><text:span text:style-name="T9">Formato de </text:span><text:span text:style-name="T10">error del sistema:</text:span><text:span text:style-name="T25"> </text:span></text:p>
      <text:p text:style-name="Preformatted_20_Text"><text:span text:style-name="T32">&lt;fecha&gt; &lt;hora&gt; </text:span><text:span text:style-name="T34">Error al ejecutar</text:span><text:span text:style-name="T32">: </text:span><text:span text:style-name="T34">&lt;mensaje&gt;</text:span></text:p>
      <text:p text:style-name="P48"/>
      <text:p text:style-name="P49"><text:span text:style-name="T9">Formato de </text:span><text:span text:style-name="T11">registro de éxito</text:span><text:span text:style-name="T10">:</text:span><text:span text:style-name="T25"> </text:span></text:p>
      <text:p text:style-name="P75"><text:span text:style-name="T32">&lt;</text:span><text:span text:style-name="T58">timestamp</text:span><text:span text:style-name="T32">&gt;:</text:span><text:span text:style-name="T42">OK</text:span><text:span text:style-name="T32"> </text:span><text:span text:style-name="T59">Correo enviado</text:span></text:p>
      <text:p text:style-name="P76"/>
      <text:p text:style-name="P5"><text:span text:style-name="T45">Datos para el </text:span>correo electrónico:</text:p>
      <text:p text:style-name="P63"><text:span text:style-name="T45">Asunto</text:span>: Error al ejecutar al ejecutar proceso fulloffice</text:p>
      <text:p text:style-name="Standard"><text:tab/><text:span text:style-name="T45">Destinatario</text:span>: <text:span text:style-name="T45">se obtiene a partir de un archivo de configuración.</text:span></text:p>
      <text:p text:style-name="Standard"/>
      <text:p text:style-name="P63">Mensaje: </text:p>
      <text:p text:style-name="P62">No se pudo ejecutar el proceso fulloffice el &lt;<text:span text:style-name="T45">fecha&gt;</text:span> a la &lt;hora&gt; por la razón: &lt;mensaje&gt;</text:p>
      <text:p text:style-name="P61"/>
      <text:p text:style-name="P41"><text:span text:style-name="T34">D</text:span><text:span text:style-name="T28">onde:</text:span></text:p>
      <text:p text:style-name="P26"><text:tab/>&lt;<text:span text:style-name="T57">timestamp&gt; es la marca de tiempo UNIX.</text:span></text:p>
      <text:p text:style-name="P26"><text:tab/>&lt;fecha&gt; es una fecha en formato aaaa-mm-dd</text:p>
      <text:p text:style-name="P64">&lt;hora&gt; es la hora en formato HH:mm</text:p>
      <text:p text:style-name="P65"><text:soft-page-break/><text:span text:style-name="T34">&lt;mensaje&gt; </text:span><text:span text:style-name="T36">es una captura del error lanzado por el intérprete  al intentar ejecutar el script.</text:span></text:p>
      <text:p text:style-name="P61"/>
      <text:p text:style-name="P61"/>
      <text:h text:style-name="P123" text:outline-level="2">2.2. Conexión FTP:</text:h>
      <text:list xml:id="list850692494" text:style-name="L3">
        <text:list-item>
          <text:p text:style-name="P102">Los datos del archivo se obtienen del archivo fulloffice.txt </text:p>
        </text:list-item>
        <text:list-item>
          <text:p text:style-name="P102">CONTROL DE FALLOS:</text:p>
          <text:list>
            <text:list-item>
              <text:p text:style-name="P104"><text:span text:style-name="T13">Conexión fallida: </text:span><text:span text:style-name="T26">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44"/>
      <text:p text:style-name="P45"><draw:frame draw:style-name="fr2" draw:name="Marco4" text:anchor-type="as-char" svg:width="17cm" draw:z-index="5"><draw:text-box fo:min-height="9.814cm"><text:p text:style-name="Diagrama"><draw:frame draw:style-name="fr7" draw:name="Imagen1" text:anchor-type="as-char" svg:width="17cm" style:rel-width="100%" svg:height="9.814cm" style:rel-height="scale" draw:z-index="6"><draw:image xlink:href="Pictures/10000201000004A2000002638588F83EC2E4F09A.png" xlink:type="simple" xlink:show="embed" xlink:actuate="onLoad" loext:mime-type="image/png"/></draw:frame><text:span text:style-name="T62"><text:line-break/></text:span>Diagrama <text:sequence text:ref-name="refDiagrama2" text:name="Diagrama" text:formula="ooow:Diagrama+1" style:num-format="1">3</text:sequence>: Procedimiento para conexión a FTP</text:p></draw:text-box></draw:frame></text:p>
      <text:p text:style-name="P44"/>
      <text:p text:style-name="P44"/>
      <table:table table:name="Tabla1" table:style-name="Tabla1">
        <table:table-column table:style-name="Tabla1.A"/>
        <table:table-column table:style-name="Tabla1.B"/>
        <table:table-row>
          <table:table-cell table:style-name="Tabla1.A1" office:value-type="string">
            <text:p text:style-name="P52"><draw:frame draw:style-name="fr1" draw:name="Marco3" text:anchor-type="as-char" svg:width="7.015cm" draw:z-index="7"><draw:text-box fo:min-height="7.029cm"><text:p text:style-name="Diagrama"><draw:frame draw:style-name="fr7" draw:name="Imagen2" text:anchor-type="as-char" svg:width="7.015cm" style:rel-width="100%" svg:height="7.029cm" style:rel-height="scale" draw:z-index="10"><draw:image xlink:href="Pictures/10000201000001E800000214F8FC6594C58FFEE5.png" xlink:type="simple" xlink:show="embed" xlink:actuate="onLoad" loext:mime-type="image/png"/></draw:frame><text:span text:style-name="T62"><text:line-break/></text:span>Diagrama <text:sequence text:ref-name="refDiagrama3" text:name="Diagrama" text:formula="ooow:Diagrama+1" style:num-format="1">4</text:sequence>: Algoritmo: Esperar N tiempo en caso de fallo</text:p></draw:text-box></draw:frame></text:p>
          </table:table-cell>
          <table:table-cell table:style-name="Tabla1.A1" office:value-type="string">
            <text:p text:style-name="P52"><draw:frame draw:style-name="fr3" draw:name="Marco5" text:anchor-type="as-char" svg:y="-0.861cm" svg:width="8.304cm" draw:z-index="8"><draw:text-box fo:min-height="5.54cm"><text:p text:style-name="Diagrama"><draw:frame draw:style-name="fr7" draw:name="Imagen4" text:anchor-type="as-char" svg:width="8.304cm" style:rel-width="100%" svg:height="5.54cm" style:rel-height="scale" draw:z-index="9"><draw:image xlink:href="Pictures/100002010000029A0000023A5F75798B3A1ABDD7.png" xlink:type="simple" xlink:show="embed" xlink:actuate="onLoad" loext:mime-type="image/png"/></draw:frame><text:span text:style-name="T62"><text:line-break/></text:span>Diagrama <text:sequence text:ref-name="refDiagrama4" text:name="Diagrama" text:formula="ooow:Diagrama+1" style:num-format="1">5</text:sequence>: Procedimiento para guardar <text:span text:style-name="T70">registro de </text:span>error</text:p></draw:text-box></draw:frame></text:p>
          </table:table-cell>
        </table:table-row>
        <text:soft-page-break/>
        <table:table-row>
          <table:table-cell table:style-name="Tabla1.A1" table:number-columns-spanned="2" office:value-type="string">
            <text:p text:style-name="P77"><draw:frame draw:style-name="fr4" draw:name="Marco2" text:anchor-type="paragraph" svg:width="16.806cm" draw:z-index="4"><draw:text-box fo:min-height="7.495cm"><text:p text:style-name="Diagrama"><draw:frame draw:style-name="fr7" draw:name="Imagen3" text:anchor-type="as-char" svg:width="16.806cm" style:rel-width="100%" svg:height="7.495cm" style:rel-height="scale" draw:z-index="11"><draw:image xlink:href="Pictures/100002010000037C000001AE2A764CDDA0F73134.png" xlink:type="simple" xlink:show="embed" xlink:actuate="onLoad" loext:mime-type="image/png"/></draw:frame><text:line-break/>Diagrama <text:sequence text:ref-name="refDiagrama5" text:name="Diagrama" text:formula="ooow:Diagrama+1" style:num-format="1">6</text:sequence>: Algoritmo: función para enviar notificación por correo</text:p></draw:text-box></draw:frame></text:p>
          </table:table-cell>
          <table:covered-table-cell/>
        </table:table-row>
      </table:table>
      <text:p text:style-name="P44"/>
      <text:p text:style-name="P44"/>
      <text:list xml:id="list2730511256" text:style-name="L4">
        <text:list-header>
          <text:p text:style-name="P105"/>
          <text:p text:style-name="P116">Formato <text:s/>de error del sistema: </text:p>
          <text:p text:style-name="P122"><text:span text:style-name="T32">&lt;fecha&gt; &lt;hora&gt;</text:span><text:span text:style-name="T34">Error </text:span><text:span text:style-name="T35">no se puede conectar a &lt;ftp-name&gt;:</text:span><text:span text:style-name="T32"> </text:span><text:span text:style-name="T34">&lt;mensaje&gt;</text:span></text:p>
          <text:list>
            <text:list-item>
              <text:list>
                <text:list-header>
                  <text:p text:style-name="P94"/>
                  <text:p text:style-name="P95"><text:span text:style-name="T45">Datos para el </text:span>correo electrónico:</text:p>
                  <text:list>
                    <text:list-header>
                      <text:p text:style-name="P96"><text:span text:style-name="T38">Asunto:</text:span><text:span text:style-name="T28"> Error </text:span><text:span text:style-name="T35">al conectarse a servidor</text:span></text:p>
                    </text:list-header>
                  </text:list>
                </text:list-header>
              </text:list>
            </text:list-item>
          </text:list>
        </text:list-header>
      </text:list>
      <text:p text:style-name="P67"><text:span text:style-name="T38">Destinatario:</text:span><text:span text:style-name="T28"> </text:span><text:span text:style-name="T39">se obtiene a partir de un archivo de configuración.</text:span></text:p>
      <text:p text:style-name="P70">Mensaje: </text:p>
      <text:p text:style-name="P71"><text:span text:style-name="T32">&lt;fecha&gt;&lt;hora&gt;</text:span><text:span text:style-name="T34">Error </text:span><text:span text:style-name="T35">no se puede conectar a &lt;</text:span><text:span text:style-name="T48">ftp-</text:span><text:span text:style-name="T49">nombre</text:span><text:span text:style-name="T35">&gt;:</text:span><text:span text:style-name="T32"> </text:span><text:span text:style-name="T34">&lt;</text:span><text:span text:style-name="T38">mensaje</text:span><text:span text:style-name="T34">&gt;</text:span></text:p>
      <text:p text:style-name="P57"/>
      <text:p text:style-name="P42"><text:span text:style-name="T34">D</text:span><text:span text:style-name="T28">onde:</text:span></text:p>
      <text:p text:style-name="P68">&lt;fecha&gt;, &lt;hora&gt; <text:span text:style-name="T53">y </text:span>&lt;mensaje&gt; <text:span text:style-name="T53">se definen como en punto 2.1.</text:span></text:p>
      <text:p text:style-name="P28"><text:span text:style-name="T47">&lt;</text:span><text:span text:style-name="T51">ftp-</text:span><text:span text:style-name="T52">nombre&gt; Nombre del FTP</text:span></text:p>
      <text:h text:style-name="Heading_20_2" text:outline-level="2"><text:span text:style-name="T47">2.3 </text:span>Transferencia de archivos:</text:h>
      <text:list xml:id="list150537628988325" text:continue-list="list2168734243" text:style-name="L1">
        <text:list-item>
          <text:p text:style-name="P79">Se <text:span text:style-name="T6">conecta a 2 servidores ftp</text:span> para <text:span text:style-name="T6">transferir desde allí 2 archivos</text:span> que contienen la lista actualizada de productos.</text:p>
        </text:list-item>
      </text:list>
      <text:list xml:id="list2358775473" text:style-name="L5">
        <text:list-item>
          <text:p text:style-name="P107">Archivos a descargar: ./productos.csv y ./catalogo_xml/productos.xml y </text:p>
        </text:list-item>
        <text:list-item>
          <text:p text:style-name="P106"><text:span text:style-name="T13">Falla transferencia de archivos:</text:span><text:span text:style-name="T26"> ALMACENAR error en log y MANDAR correo electrónico al administrador de la tienda. El usuario deberá revisar manualmente, si es que el archivo existe en el ftp o cualquier percance.</text:span></text:p>
        </text:list-item>
      </text:list>
      <text:p text:style-name="P40"/>
      <text:p text:style-name="P114"/>
      <text:p text:style-name="P54"><text:soft-page-break/><draw:frame draw:style-name="fr1" draw:name="Marco6" text:anchor-type="as-char" svg:width="16.351cm" draw:z-index="12"><draw:text-box fo:min-height="19.02cm"><text:p text:style-name="P74"><draw:frame draw:style-name="fr8" draw:name="Imagen6" text:anchor-type="as-char" svg:y="-8.186cm" svg:width="16.351cm" svg:height="17.117cm" draw:z-index="13"><draw:image xlink:href="Pictures/100002010000033E000003C25F111A4E42D9B5D0.png" xlink:type="simple" xlink:show="embed" xlink:actuate="onLoad" loext:mime-type="image/png"/></draw:frame><text:span text:style-name="T62"><text:line-break/></text:span></text:p><text:p text:style-name="P74"><text:span text:style-name="T62"><office:annotation><dc:creator>Autor desconocido</dc:creator><dc:date>2021-01-14T18:02:05.118317647</dc:date><text:p/></office:annotation></text:span>Diagrama <text:sequence text:ref-name="refDiagrama6" text:name="Diagrama" text:formula="ooow:Diagrama+1" style:num-format="1">7</text:sequence>: <text:span text:style-name="T70">Tranferencia de archivos</text:span></text:p></draw:text-box></draw:frame></text:p>
      <text:p text:style-name="P53"/>
      <text:p text:style-name="P53"/>
      <text:p text:style-name="P53"><text:soft-page-break/><draw:frame draw:style-name="fr1" draw:name="Marco1" text:anchor-type="as-char" svg:width="11.472cm" draw:z-index="14"><draw:text-box fo:min-height="12.012cm"><text:p text:style-name="Figure"><draw:frame draw:style-name="fr5" draw:name="Marco7" text:anchor-type="as-char" svg:width="11.472cm" style:rel-width="100%" svg:height="12.012cm" style:rel-height="scale-min" draw:z-index="15"><draw:text-box><text:p text:style-name="Diagrama"><draw:frame draw:style-name="fr9" draw:name="Imagen5" text:anchor-type="as-char" svg:width="11.472cm" style:rel-width="100%" svg:height="12.012cm" style:rel-height="scale" draw:z-index="16"><draw:image xlink:href="Pictures/1000020100000290000002AF8B10E4E641BA3A77.png" xlink:type="simple" xlink:show="embed" xlink:actuate="onLoad" loext:mime-type="image/png"/></draw:frame><text:span text:style-name="T62"><text:line-break/></text:span>Diagrama <text:sequence text:ref-name="refDiagrama7" text:name="Diagrama" text:formula="ooow:Diagrama+1" style:num-format="1">8</text:sequence>: Subrutina para transferir un archivo con control de errores</text:p></draw:text-box></draw:frame></text:p></draw:text-box></draw:frame></text:p>
      <text:p text:style-name="P55"/>
      <text:list xml:id="list150538350924904" text:continue-list="list4018900676" text:style-name="L2">
        <text:list-header>
          <text:p text:style-name="P119">Formato de error del sistema: </text:p>
          <text:list>
            <text:list-item>
              <text:list>
                <text:list-item>
                  <text:list>
                    <text:list-item>
                      <text:list>
                        <text:list-item>
                          <text:list>
                            <text:list-item>
                              <text:list>
                                <text:list-item>
                                  <text:list>
                                    <text:list-item>
                                      <text:list>
                                        <text:list-item>
                                          <text:list>
                                            <text:list-header>
                                              <text:p text:style-name="P121"><text:span text:style-name="T34">Error </text:span><text:span text:style-name="T35">no se puede obtener el &lt;archivo&gt; de &lt;ftp-</text:span><text:span text:style-name="T40">nombre</text:span><text:span text:style-name="T35">&gt;:</text:span><text:span text:style-name="T32"> <text:s/>&lt;fecha&gt;&lt;hora&gt; </text:span><text:span text:style-name="T34">&lt;error</text:span><text:span text:style-name="T17">-</text:span><text:span text:style-name="T34">mensaje&gt;</text:span></text:p>
                                            </text:list-header>
                                          </text:list>
                                        </text:list-item>
                                      </text:list>
                                    </text:list-item>
                                  </text:list>
                                </text:list-item>
                              </text:list>
                            </text:list-item>
                          </text:list>
                        </text:list-item>
                      </text:list>
                    </text:list-item>
                  </text:list>
                </text:list-item>
              </text:list>
            </text:list-item>
          </text:list>
          <text:p text:style-name="P120"/>
          <text:list>
            <text:list-item>
              <text:list>
                <text:list-header>
                  <text:p text:style-name="P98"><text:span text:style-name="T54">Datos para el </text:span>correo electrónico:</text:p>
                  <text:list>
                    <text:list-header>
                      <text:p text:style-name="P97"><text:span text:style-name="T38">Asunto:</text:span><text:span text:style-name="T28"> Error al </text:span><text:span text:style-name="T35">obtener el archivo</text:span></text:p>
                    </text:list-header>
                  </text:list>
                </text:list-header>
              </text:list>
            </text:list-item>
          </text:list>
        </text:list-header>
      </text:list>
      <text:p text:style-name="P66"><text:span text:style-name="T38">Destinatario:</text:span><text:span text:style-name="T28"> <text:s/></text:span><text:span text:style-name="T39">se</text:span><text:span text:style-name="T50"> obtiene a par</text:span><text:span text:style-name="T39">tir de un archivo de configuración.</text:span></text:p>
      <text:p text:style-name="P72">Mensaje: </text:p>
      <text:p text:style-name="P69"><text:span text:style-name="T34">Error </text:span><text:span text:style-name="T35">no se puede obtener el &lt;archivo&gt; de &lt;ftp-</text:span><text:span text:style-name="T40">nombre</text:span><text:span text:style-name="T35">&gt;:</text:span><text:span text:style-name="T32"> &lt;fecha&gt; &lt;hora&gt;: </text:span><text:span text:style-name="T34">&lt;</text:span><text:span text:style-name="T38">mensaje</text:span><text:span text:style-name="T34">&gt;</text:span></text:p>
      <text:p text:style-name="P56"/>
      <text:p text:style-name="P25">Donde:</text:p>
      <text:p text:style-name="P59"><text:span text:style-name="T32"><text:tab/>&lt;fecha&gt;, &lt;hora&gt; </text:span><text:span text:style-name="T37">y </text:span><text:span text:style-name="T32">&lt;mensaje&gt; </text:span><text:span text:style-name="T37">se definen como en punto 2.1.</text:span></text:p>
      <text:p text:style-name="P60"><text:span text:style-name="T37"><text:tab/></text:span><text:span text:style-name="T38">&lt;</text:span><text:span text:style-name="T48">ftp-</text:span><text:span text:style-name="T49">nombre&gt; Nombre del FTP</text:span></text:p>
      <text:p text:style-name="P1"/>
      <text:h text:style-name="Heading_20_2" text:outline-level="2"><text:span text:style-name="T47">2.4 </text:span>Actualización de productos de la tienda</text:h>
      <text:p text:style-name="P7"/>
      <text:p text:style-name="P8"><text:span text:style-name="T24">2.4.</text:span><text:span text:style-name="T22">1. </text:span><text:span text:style-name="T23">Formato de los archivos</text:span><text:span text:style-name="T27">:</text:span></text:p>
      <text:list xml:id="list150539166003709" text:continue-list="list2358775473" text:style-name="L5">
        <text:list-item>
          <text:p text:style-name="P80">CSV: </text:p>
          <text:list>
            <text:list-item>
              <text:p text:style-name="P82">Delimitador: |<text:span text:style-name="T43">˽</text:span></text:p>
            </text:list-item>
            <text:list-item>
              <text:p text:style-name="P84">Cabecera: primera fila.</text:p>
            </text:list-item>
            <text:list-item>
              <text:p text:style-name="P82"><text:soft-page-break/><text:span text:style-name="T44">Columnas: </text:span><text:span text:style-name="T29">Marca| Clave DC| Clave Fabricante| Descripción corta| Precio Distribuidor (En PESOS)| Linea| Familia| Subfamilia| Disponible Anahuac 01 | Disponible Cylan 02 | Disponible Eugenia 04 | Disponible|</text:span></text:p>
            </text:list-item>
          </text:list>
        </text:list-item>
        <text:list-item>
          <text:p text:style-name="P82"><text:span text:style-name="T29">X</text:span><text:span text:style-name="T28">ML:</text:span></text:p>
        </text:list-item>
      </text:list>
      <text:p text:style-name="P17"><text:span text:style-name="T6">Claves:</text:span> </text:p>
      <text:p text:style-name="P17">&lt;Producto&gt;</text:p>
      <text:p text:style-name="P35"><text:s text:c="4"/>&lt;clave&gt;&lt;no_parte&gt;&lt;nombre&gt;&lt;modelo&gt;&lt;idMarca&gt;&lt;marca&gt;&lt;idCategoria&gt;&lt;categoria&gt;</text:p>
      <text:p text:style-name="P35"><text:s text:c="4"/>&lt;idSubCategoria&gt;&lt;subcategoria&gt;&lt;imagen&gt;&lt;imagenFecha&gt;&lt;descripcion_corta&gt;&lt;upc&gt;&lt;ean&gt;</text:p>
      <text:p text:style-name="P35"><text:s text:c="4"/>&lt;status&gt;&lt;sustituto&gt;&lt;precio&gt;&lt;moneda&gt;&lt;tipo_cambio&gt;</text:p>
      <text:p text:style-name="P17"><text:s text:c="4"/>&lt;existencia&gt;</text:p>
      <text:p text:style-name="P35"><text:s text:c="6"/>&lt;HMO&gt;&lt;OBR&gt;&lt;LMO&gt;&lt;CLN&gt;&lt;DGO&gt;&lt;TRN&gt;&lt;CHI&gt;&lt;AGS&gt;&lt;QRO&gt;&lt;SLP&gt;&lt;LEO&gt;&lt;GDL&gt;</text:p>
      <text:p text:style-name="P58"><text:s text:c="6"/>&lt;MOR&gt;&lt;SLT&gt;&lt;XLP&gt;&lt;VER&gt;&lt;COL&gt;&lt;CTZ&gt;&lt;TAM&gt;&lt;PUE&gt;&lt;VHA&gt;&lt;TXA&gt;&lt;MTY&gt;&lt;TPC&gt;</text:p>
      <text:p text:style-name="P58"><text:s text:c="6"/>&lt;MID&gt;&lt;OAX&gt;&lt;MAZ&gt;&lt;CUE&gt;&lt;TOL&gt;&lt;PAC&gt;&lt;CUN&gt;&lt;DFP&gt;&lt;DFA&gt;&lt;ZAC&gt;&lt;DFT&gt;&lt;ACA&gt;</text:p>
      <text:p text:style-name="P58"><text:s text:c="6"/>&lt;IRA&gt;&lt;DFC&gt;&lt;TXL&gt;&lt;ACX&gt;&lt;URP&gt;&lt;CDV&gt;&lt;CEL&gt;&lt;CHT&gt;&lt;CAM&gt;&lt;D2A&gt;</text:p>
      <text:p text:style-name="P17"><text:s/></text:p>
      <text:p text:style-name="P11"><text:span text:style-name="T15">Restricciones</text:span><text:span text:style-name="T28">: </text:span></text:p>
      <text:list xml:id="list3973737277" text:style-name="L7">
        <text:list-item>
          <text:p text:style-name="P85"><text:span text:style-name="T30">El script deberá validar </text:span><text:span text:style-name="T41">que el tipo MIME</text:span><text:span text:style-name="T30"> de los archivos sea </text:span><text:span text:style-name="T41">el esperado: text/plain en el caso del archivo CSV, y text/xml o application/xml en el caso del archivo XML</text:span><text:span text:style-name="T30">.</text:span></text:p>
        </text:list-item>
        <text:list-item>
          <text:p text:style-name="P86"><text:span text:style-name="T30">T</text:span><text:span text:style-name="T28">ambién deberá validar el formato de las columnas correspondientes a SKU, marca, precio </text:span><text:span text:style-name="T41">antes de realizar la actualización, </text:span><text:span text:style-name="T28">según las siguientes especificaciones:</text:span></text:p>
        </text:list-item>
      </text:list>
      <text:p text:style-name="P1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Campo</text:p>
          </table:table-cell>
          <table:table-cell table:style-name="Table2.A1" office:value-type="string">
            <text:p text:style-name="P39">Nombre en CSV</text:p>
          </table:table-cell>
          <table:table-cell table:style-name="Table2.A1" office:value-type="string">
            <text:p text:style-name="P39">Nombre en XML</text:p>
          </table:table-cell>
          <table:table-cell table:style-name="Table2.D1" office:value-type="string">
            <text:p text:style-name="P39">Definición</text:p>
          </table:table-cell>
        </table:table-row>
        <table:table-row>
          <table:table-cell table:style-name="Table2.A2" office:value-type="string">
            <text:p text:style-name="P38">SKU</text:p>
          </table:table-cell>
          <table:table-cell table:style-name="Table2.A2" office:value-type="string">
            <text:p text:style-name="P27">Clave DC</text:p>
          </table:table-cell>
          <table:table-cell table:style-name="Table2.A2" office:value-type="string">
            <text:p text:style-name="P36">clave</text:p>
          </table:table-cell>
          <table:table-cell table:style-name="Table2.D2" office:value-type="string">
            <text:p text:style-name="P47">Cadena alfanumérica incluyendo guión medio y bajo de longitud de entre 3 y 64 caracteres.</text:p>
          </table:table-cell>
        </table:table-row>
        <table:table-row>
          <table:table-cell table:style-name="Table2.A2" office:value-type="string">
            <text:p text:style-name="P38">Marca</text:p>
          </table:table-cell>
          <table:table-cell table:style-name="Table2.A2" office:value-type="string">
            <text:p text:style-name="P37">Marca</text:p>
          </table:table-cell>
          <table:table-cell table:style-name="Table2.A2" office:value-type="string">
            <text:p text:style-name="P18">marca</text:p>
          </table:table-cell>
          <table:table-cell table:style-name="Table2.D2" office:value-type="string">
            <text:p text:style-name="P46">Cadena alfanumérica incluyendo guión medio <text:span text:style-name="T47">y</text:span> bajo, <text:span text:style-name="T47">Ampersand y espacios en blanco</text:span> de longitud <text:span text:style-name="T55">de entre 3 y 64 caracteres</text:span></text:p>
          </table:table-cell>
        </table:table-row>
        <table:table-row>
          <table:table-cell table:style-name="Table2.A2" office:value-type="string">
            <text:p text:style-name="P38">Precio</text:p>
          </table:table-cell>
          <table:table-cell table:style-name="Table2.A2" office:value-type="string">
            <text:p text:style-name="P27">Precio Distribuidor (En PESOS)</text:p>
          </table:table-cell>
          <table:table-cell table:style-name="Table2.A2" office:value-type="string">
            <text:p text:style-name="P36">precio</text:p>
          </table:table-cell>
          <table:table-cell table:style-name="Table2.D2" office:value-type="string">
            <text:p text:style-name="P38">Precio es un número real mayor a 0.01 y menor que 9999999.99999</text:p>
          </table:table-cell>
        </table:table-row>
      </table:table>
      <text:p text:style-name="P19"/>
      <text:p text:style-name="P16"/>
      <text:p text:style-name="P2"><text:span text:style-name="T16">Rendimiento</text:span><text:span text:style-name="T30">: </text:span></text:p>
      <text:list xml:id="list749400696" text:style-name="L8">
        <text:list-item>
          <text:p text:style-name="P88"><text:span text:style-name="T30">En caso </text:span><text:span text:style-name="T41">de que el tipo MIME</text:span><text:span text:style-name="T32"> </text:span><text:span text:style-name="T30">no </text:span><text:span text:style-name="T41">sea </text:span><text:span text:style-name="T30">válido, g</text:span><text:span text:style-name="T31">uarda error en log de errores </text:span><text:span text:style-name="T30">sin actualizar los productos de la tienda, </text:span><text:span text:style-name="T31">y salta al siguiente reconocimiento de archivo. </text:span><text:span text:style-name="T33">El registro de error tendrá el siguiente formato:</text:span></text:p>
        </text:list-item>
      </text:list>
      <text:p text:style-name="P20"/>
      <text:p text:style-name="P12"><text:span text:style-name="T32">&lt;fecha&gt; &lt;hora&gt; &lt;mensaje&gt;: &lt;</text:span><text:span text:style-name="T33">archivo</text:span><text:span text:style-name="T32">&gt;</text:span></text:p>
      <text:p text:style-name="P23"/>
      <text:p text:style-name="P13"><text:span text:style-name="T32">D</text:span><text:span text:style-name="T28">onde:</text:span></text:p>
      <text:p text:style-name="P31"><text:span text:style-name="T32"><text:tab/>&lt;fecha&gt;, &lt;hora&gt; </text:span><text:span text:style-name="T37">se definen como en punto 2.1.</text:span></text:p>
      <text:p text:style-name="P31"><text:span text:style-name="T37"><text:tab/></text:span><text:span text:style-name="T38">&lt;mensaje&gt;</text:span><text:span text:style-name="T41">Tipo MIME</text:span><text:span text:style-name="T33"> </text:span><text:span text:style-name="T41">no </text:span><text:span text:style-name="T33">válido</text:span></text:p>
      <text:p text:style-name="P21"><text:tab/>&lt;archivo&gt; productos.xml|productos.csv</text:p>
      <text:p text:style-name="P20"/>
      <text:list xml:id="list150538093260393" text:continue-numbering="true" text:style-name="L8">
        <text:list-item>
          <text:p text:style-name="P89"><text:span text:style-name="T31">E</text:span><text:span text:style-name="T32">n caso de error en formato de campo, deberá guardar un registro del producto en el log de errores, con el siguiente formato </text:span><text:span text:style-name="T41">y saltar al siguiente registro</text:span><text:span text:style-name="T32">:</text:span></text:p>
        </text:list-item>
      </text:list>
      <text:p text:style-name="P24"/>
      <text:p text:style-name="P24">&lt;fecha&gt; &lt;hora&gt; &lt;mensaje&gt;: &lt;registro&gt;</text:p>
      <text:p text:style-name="P24"/>
      <text:p text:style-name="P24">Donde:</text:p>
      <text:p text:style-name="P30"><text:span text:style-name="T32"><text:tab/>&lt;fecha&gt;, &lt;hora&gt; </text:span><text:span text:style-name="T37">y </text:span><text:span text:style-name="T32">&lt;mensaje&gt; </text:span><text:span text:style-name="T37">se definen como en punto 2.1.</text:span></text:p>
      <text:p text:style-name="P22"><text:soft-page-break/><text:tab/>&lt;registro&gt; La línea del archivo CSV o XML que contiene los datos corruptos</text:p>
      <text:p text:style-name="P1"/>
      <text:p text:style-name="P10"><text:span text:style-name="T19">2.</text:span><text:span text:style-name="T21">4.2.</text:span><text:span text:style-name="T19"> </text:span><text:span text:style-name="T20">Actualización de productos de la tienda</text:span><text:span text:style-name="T8">: </text:span></text:p>
      <text:list xml:id="list2511202806" text:style-name="L9">
        <text:list-item>
          <text:p text:style-name="P81">El script debe recorrer los registros de cada uno de los archivos descargados. Si el producto del archivo existe en la tienda, lo actualiza. Si no existe, lo crea. Marca el producto actualizado o creado como activo.</text:p>
        </text:list-item>
        <text:list-item>
          <text:p text:style-name="P81">Los productos de la tienda que no estén en ninguno de los dos archivos debe marcarse como inactivo.</text:p>
        </text:list-item>
      </text:list>
      <text:p text:style-name="P9"/>
      <text:h text:style-name="Heading_20_2" text:outline-level="2"><text:span text:style-name="T47">2.5. </text:span>Envío de correo electrónico:</text:h>
      <text:list xml:id="list682994750" text:style-name="L10">
        <text:list-item>
          <text:p text:style-name="P83">El correo debe enviarse al administrador de la tienda a una dirección especificada en un archivo de configuración.</text:p>
        </text:list-item>
        <text:list-item>
          <text:p text:style-name="P87">El mensaje de correo deberá informar:</text:p>
          <text:list>
            <text:list-item>
              <text:p text:style-name="P87">Cantidad de productos actualizados</text:p>
            </text:list-item>
            <text:list-item>
              <text:p text:style-name="P87">Cantidad de productos creados</text:p>
            </text:list-item>
            <text:list-item>
              <text:p text:style-name="P87">Cantidad de productos marcados</text:p>
            </text:list-item>
            <text:list-item>
              <text:p text:style-name="P90">Y adjuntar el log de productos actualizados</text:p>
            </text:list-item>
          </text:list>
        </text:list-item>
      </text:list>
      <text:p text:style-name="P13"/>
      <text:list xml:id="list150538443430688" text:continue-numbering="true" text:style-name="L10">
        <text:list-item>
          <text:p text:style-name="P91">Fallo al enviar el correo:</text:p>
          <text:list>
            <text:list-item>
              <text:p text:style-name="P99">Agrega tarea al cron para ejecutar script de reenvío de correo cada hora hasta <text:span text:style-name="T46">que se logre enviar, y se elimina la tarea del cron.</text:span></text:p>
            </text:list-item>
          </text:list>
        </text:list-item>
      </text:list>
      <text:p text:style-name="P15"/>
      <text:p text:style-name="P15"/>
      <text:p text:style-name="P7"><text:span text:style-name="T14">S</text:span>cript de reenvío de correo de actualización de productos:</text:p>
      <text:p text:style-name="P1"/>
      <text:list xml:id="list649485943" text:style-name="L11">
        <text:list-item>
          <text:p text:style-name="P92">Intenta enviar el correo que produjo el fallo.</text:p>
        </text:list-item>
        <text:list-item>
          <text:p text:style-name="P92">Si lo logra, elimina la tarea del cron.</text:p>
        </text:list-item>
        <text:list-item>
          <text:p text:style-name="P93">Sino, se sigue ejecutando hasta lograrlo o hasta alcanzar 5 intentos fallidos, lo que primero ocurra.</text:p>
        </text:list-item>
      </text:list>
      <text:p text:style-name="P29"/>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1-28T15:05:37.393787055</dc:date>
    <meta:editing-duration>PT20H9M23S</meta:editing-duration>
    <meta:editing-cycles>62</meta:editing-cycles>
    <meta:generator>LibreOffice/6.1.5.2$Linux_X86_64 LibreOffice_project/10$Build-2</meta:generator>
    <meta:document-statistic meta:table-count="2" meta:image-count="8" meta:object-count="0" meta:page-count="8" meta:paragraph-count="140" meta:word-count="1102" meta:character-count="7107" meta:non-whitespace-character-count="6104"/>
  </office:meta>
</office:document-meta>
</file>